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70E0000007AE3946257.png" manifest:media-type="image/png"/>
  <manifest:file-entry manifest:full-path="Pictures/100000010000010B000000FFE9DA71D5.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9DA71D5.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control</text:span><text:span text:style-name="T5"> over online apps (nobody, even me, can delete or update an app without user’s consent – even in the 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2027</text:span><text:span text:style-name="T8">, if we will charge 10%.</text:span></text:p>
            <text:p><text:span text:style-name="T8">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blockchain</text:span><text:span text:style-name="T10">, for </text:span><text:span text:style-name="T11">full control</text:span><text:span text:style-name="T10"> by the user</text:span><text:span text:style-name="T12">: </text:span><text:span text:style-name="T13">convenient, low TCO, secure</text:span><text:span text:style-name="T12">. An app works, </text:span><text:span text:style-name="T13">while one pays for 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make money charging 10% of paid apps prices and +1% on top of hardware 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o us at their site. So, we get developers. 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Installing (by the UI) from app store is done.</text:span></text:p>
              </text:list-item>
              <text:list-item>
                <text:p text:style-name="P26"><text:span text:style-name="T25">It won 2</text:span><text:span text:style-name="T26">nd</text:span><text:span text:style-name="T25"> place in Open Internet Summer 2024.</text:span></text:p>
              </text:list-item>
              <text:list-item>
                <text:p text:style-name="P26"><text:span text:style-name="T25">$27,000 in grant money.</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75K</text:span></text:p>
          </draw:text-box>
        </draw:frame>
        <draw:custom-shape draw:style-name="gr12" draw:text-style-name="P34" draw:layer="layout" svg:width="12cm" svg:height="5.5cm" svg:x="14.5cm" svg:y="6.5cm">
          <text:p text:style-name="P20">Raising <text:span text:style-name="T17">$75K to</text:span><text:span text:style-name="T22"> reach product and</text:span><text:span text:style-name="T22"><text:line-break/></text:span><text:span text:style-name="T22">10K-100K monthly 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draw:frame presentation:style-name="pr14" draw:text-style-name="P35" draw:layer="layout" svg:width="25.199cm" svg:height="2.629cm" svg:x="1.602cm" svg:y="6.371cm" presentation:class="title" presentation:user-transformed="true">
          <draw:text-box>
            <text:p><text:span text:style-name="T28">THANK 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975cm" svg:viewBox="0 0 164 232" svg:d="M115 0c0 47 0 95 0 142 0 23-17 41-40 41-25 0-50 0-75 0 0 16 0 33 0 49 25 0 50 0 75 0 49 0 89-41 89-90 0-47 0-95 0-142-16 0-33 0-49 0z">
            <text:p/>
          </draw:path>
          <draw:path draw:style-name="gr18" draw:text-style-name="P40" draw:layer="layout" svg:width="0.115cm" svg:height="0.264cm" svg:x="13.453cm" svg:y="4.843cm" svg:viewBox="0 0 116 265" svg:d="M49 265c0-58 0-117 0-175 0-23 18-41 41-41 9 0 17 0 26 0 0-16 0-33 0-49-9 0-17 0-26 0-49 0-90 40-90 90 0 58 0 117 0 175 16 0 33 0 49 0z">
            <text:p/>
          </draw:path>
          <draw:path draw:style-name="gr18" draw:text-style-name="P40" draw:layer="layout" svg:width="0.115cm" svg:height="0.231cm" svg:x="13.543cm" svg:y="4.843cm" svg:viewBox="0 0 116 232" svg:d="M67 232c0-47 0-95 0-142 0-23-17-41-41-41-9 0-17 0-26 0 0-16 0-33 0-49 9 0 17 0 26 0 50 0 90 40 90 90 0 47 0 95 0 142-16 0-33 0-49 0z">
            <text:p/>
          </draw:path>
          <draw:path draw:style-name="gr18" draw:text-style-name="P40" draw:layer="layout" svg:width="0.116cm" svg:height="0.264cm" svg:x="13.61cm" svg:y="4.843cm" svg:viewBox="0 0 117 265" svg:d="M49 265c0-58 0-117 0-175 0-23 18-41 41-41 9 0 18 0 27 0 0-16 0-33 0-49-9 0-18 0-27 0-49 0-90 40-90 90 0 58 0 117 0 175 16 0 33 0 49 0z">
            <text:p/>
          </draw:path>
          <draw:path draw:style-name="gr18" draw:text-style-name="P40" draw:layer="layout" svg:width="0.116cm" svg:height="0.264cm" svg:x="13.7cm" svg:y="4.843cm" svg:viewBox="0 0 117 265" svg:d="M68 265c0-58 0-117 0-175 0-23-18-41-41-41-9 0-18 0-27 0 0-16 0-33 0-49 9 0 18 0 27 0 49 0 90 40 90 90 0 58 0 117 0 175-16 0-33 0-49 0z">
            <text:p/>
          </draw:path>
          <draw:path draw:style-name="gr18" draw:text-style-name="P4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942cm" svg:viewBox="0 0 49 265" svg:d="M0 0c16 0 33 0 49 0 0 88 0 177 0 265-16 0-33 0-49 0 0-88 0-177 0-265z">
            <text:p/>
          </draw:path>
          <draw:path draw:style-name="gr18" draw:text-style-name="P40" draw:layer="layout" svg:width="0.048cm" svg:height="0.187cm" svg:x="13.361cm" svg:y="4.92cm" svg:viewBox="0 0 49 188" svg:d="M0 0c16 0 33 0 49 0 0 63 0 125 0 188-16 0-33 0-49 0 0-63 0-125 0-188z">
            <text:p/>
          </draw:path>
          <draw:path draw:style-name="gr18" draw:text-style-name="P40" draw:layer="layout" svg:width="0.048cm" svg:height="0.048cm" svg:x="13.361cm" svg:y="4.843cm" svg:viewBox="0 0 49 49" svg:d="M0 0c16 0 33 0 49 0 0 16 0 33 0 49-16 0-33 0-49 0 0-16 0-33 0-49z">
            <text:p/>
          </draw:path>
          <draw:path draw:style-name="gr18" draw:text-style-name="P4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847cm" svg:viewBox="0 0 65 228" svg:d="M65 0c-37 11-65 45-65 86 0 47 0 95 0 142 16 0 33 0 49 0 0-47 0-95 0-142 0-14 6-25 16-33 0-18 0-35 0-53z">
            <text:p/>
          </draw:path>
          <draw:path draw:style-name="gr18" draw:text-style-name="P40" draw:layer="layout" svg:width="0.227cm" svg:height="0.125cm" svg:x="14.122cm" svg:y="4.982cm" svg:viewBox="0 0 228 126" svg:d="M179 0c0 12 0 24 0 36 0 23-18 41-41 41-46 0-92 0-138 0 0 16 0 33 0 49 46 0 92 0 138 0 49 0 90-41 90-90 0-12 0-24 0-36-16 0-33 0-49 0z">
            <text:p/>
          </draw:path>
          <draw:path draw:style-name="gr18" draw:text-style-name="P40" draw:layer="layout" svg:width="0.117cm" svg:height="0.048cm" svg:x="14.121cm" svg:y="4.951cm" svg:viewBox="0 0 118 49" svg:d="M118 49c-30 0-61 0-91 0-12 0-27-10-27-27 0-7 0-15 0-22 39 0 79 0 118 0 0 16 0 33 0 49z">
            <text:p/>
          </draw:path>
          <draw:path draw:style-name="gr18" draw:text-style-name="P40" draw:layer="layout" svg:width="0.139cm" svg:height="0.048cm" svg:x="14.21cm" svg:y="4.951cm" svg:viewBox="0 0 140 49" svg:d="M0 0c37 0 75 0 112 0 12 0 28 9 28 27 0 7 0 15 0 22-47 0-93 0-140 0 0-16 0-33 0-49z">
            <text:p/>
          </draw:path>
          <draw:path draw:style-name="gr18" draw:text-style-name="P40" draw:layer="layout" svg:width="0.13cm" svg:height="0.125cm" svg:x="14.121cm" svg:y="4.843cm" svg:viewBox="0 0 131 126" svg:d="M49 126c0-12 0-24 0-36 0-23 17-41 41-41 14 0 27 0 41 0 0-16 0-33 0-49-14 0-27 0-41 0-50 0-90 40-90 90 0 12 0 24 0 36 16 0 33 0 49 0z">
            <text:p/>
          </draw:path>
          <draw:path draw:style-name="gr18" draw:text-style-name="P40" draw:layer="layout" svg:width="0.118cm" svg:height="0.048cm" svg:x="14.231cm" svg:y="4.951cm" svg:viewBox="0 0 119 49" svg:d="M0 0c30 0 61 0 91 0 12 0 28 9 28 27 0 7 0 15 0 22-40 0-79 0-119 0 0-16 0-33 0-49z">
            <text:p/>
          </draw:path>
          <draw:path draw:style-name="gr18" draw:text-style-name="P4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843cm" svg:viewBox="0 0 215 175" svg:d="M167 175c0-28 0-57 0-85 0-23-18-41-41-41-42 0-84 0-126 0 0-16 0-33 0-49 42 0 84 0 126 0 49 0 89 40 89 90 0 28 0 57 0 85-16 0-32 0-48 0z">
            <text:p/>
          </draw:path>
          <draw:path draw:style-name="gr18" draw:text-style-name="P4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942cm" svg:viewBox="0 0 49 265" svg:d="M0 0c16 0 33 0 49 0 0 88 0 177 0 265-16 0-33 0-49 0 0-88 0-177 0-265z">
            <text:p/>
          </draw:path>
          <draw:path draw:style-name="gr18" draw:text-style-name="P40" draw:layer="layout" svg:width="0.122cm" svg:height="0.076cm" svg:x="14.227cm" svg:y="4.843cm" svg:viewBox="0 0 123 77" svg:d="M73 77c-6-17-21-28-39-28-11 0-23 0-34 0 0-2 0-3 0-5 0-11 0-22 0-33 0-4 0-7 1-11 11 0 22 0 33 0 45 0 83 34 89 77-17 0-33 0-50 0z">
            <text:p/>
          </draw:path>
          <draw:path draw:style-name="gr18" draw:text-style-name="P40" draw:layer="layout" svg:width="0.048cm" svg:height="0.066cm" svg:x="14.121cm" svg:y="5.041cm" svg:viewBox="0 0 49 67" svg:d="M0 0c16 0 33 0 49 0 0 22 0 45 0 67-16 0-33 0-49 0 0-22 0-45 0-67z">
            <text:p/>
          </draw:path>
          <draw:path draw:style-name="gr18" draw:text-style-name="P40" draw:layer="layout" svg:width="0.048cm" svg:height="0.24cm" svg:x="15.612cm" svg:y="4.867cm" svg:viewBox="0 0 49 241" svg:d="M0 0c16 0 33 0 49 0 0 80 0 161 0 241-16 0-33 0-49 0 0-80 0-161 0-241z">
            <text:p/>
          </draw:path>
          <draw:path draw:style-name="gr18" draw:text-style-name="P40" draw:layer="layout" svg:width="0.048cm" svg:height="0.048cm" svg:x="15.612cm" svg:y="4.843cm" svg:viewBox="0 0 49 49" svg:d="M0 0c16 0 33 0 49 0 0 16 0 33 0 49-16 0-33 0-49 0 0-16 0-33 0-49z">
            <text:p/>
          </draw:path>
          <draw:path draw:style-name="gr18" draw:text-style-name="P4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867cm" svg:viewBox="0 0 49 241" svg:d="M0 0c16 0 33 0 49 0 0 80 0 161 0 241-16 0-33 0-49 0 0-80 0-161 0-241z">
            <text:p/>
          </draw:path>
          <draw:path draw:style-name="gr18" draw:text-style-name="P40" draw:layer="layout" svg:width="0.048cm" svg:height="0.048cm" svg:x="15.725cm" svg:y="4.843cm" svg:viewBox="0 0 49 49" svg:d="M0 0c16 0 33 0 49 0 0 16 0 33 0 49-16 0-33 0-49 0 0-16 0-33 0-49z">
            <text:p/>
          </draw:path>
          <draw:path draw:style-name="gr18" draw:text-style-name="P4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5.22cm" svg:viewBox="0 0 62 62" svg:d="M0 0c21 0 41 0 62 0 0 21 0 41 0 62-21 0-41 0-62 0 0-21 0-41 0-62z">
            <text:p/>
          </draw:path>
          <draw:path draw:style-name="gr18" draw:text-style-name="P40" draw:layer="layout" svg:width="0.061cm" svg:height="0.062cm" svg:x="12.357cm" svg:y="4.785cm" svg:viewBox="0 0 62 63" svg:d="M0 0c21 0 41 0 62 0 0 21 0 42 0 63-21 0-41 0-62 0 0-21 0-42 0-63z">
            <text:p/>
          </draw:path>
          <draw:path draw:style-name="gr18" draw:text-style-name="P40" draw:layer="layout" svg:width="0.251cm" svg:height="0.252cm" svg:x="12.78cm" svg:y="5.245cm" svg:viewBox="0 0 252 253" svg:d="M252 102c-33 17-66 34-99 51-17 33-34 67-51 100-34-84-68-169-102-253 84 34 168 68 252 102z">
            <text:p/>
          </draw:path>
        </draw:g>
        <draw:g draw:style-name="gr13">
          <draw:path draw:style-name="gr19" draw:text-style-name="P3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9.478cm" svg:viewBox="0 0 6486 0" svg:d="M0 0c2162 0 4324 0 6486 0">
            <text:p/>
          </draw:path>
          <draw:path draw:style-name="gr24" draw:text-style-name="P20"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5cm">
          <text:p text:style-name="P41"><text:span text:style-name="T29">Victor Porton, the mathematician who discovered</text:span></text:p>
          <text:p text:style-name="P41"><text:span text:style-name="T29">ordered semigroup actions:</text:span><text:span text:style-name="T29"><text:line-break/></text:span><text:span text:style-name="T2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20M8S</meta:editing-duration>
    <meta:editing-cycles>245</meta:editing-cycles>
    <dc:date>2025-01-07T23:46:39.087056953</dc:date>
    <meta:print-date>2024-12-21T19:34:09.603268244</meta:print-date>
    <meta:printed-by>PDF files</meta:printed-by>
    <meta:document-statistic meta:object-count="436"/>
  </office:meta>
</office:document-meta>
</file>